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33cc66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0000" draw:fill-gradient-name="Gradient_20_1" draw:fill-hatch-name="Black_20_0_20_Degrees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>
          <draw:custom-shape draw:style-name="gr1" draw:text-style-name="P1" draw:layer="layout" svg:width="3.2cm" svg:height="3.2cm" svg:x="14.44cm" svg:y="4.52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.52cm" svg:height="1.92cm" svg:x="8.68cm" svg:y="5.16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2cm" svg:height="3.2cm" svg:x="3.24cm" svg:y="4.52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2.24cm" svg:height="1.28cm" svg:x="6.44cm" svg:y="5.48cm">
            <text:p text:style-name="P2"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1" draw:layer="layout" svg:width="2.24cm" svg:height="1.28cm" svg:x="12.2cm" svg:y="5.48cm">
            <text:p text:style-name="P2"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1" draw:layer="layout" svg:width="0.96cm" svg:height="1.92cm" svg:x="15.5cm" svg:y="7.72cm">
            <text:p text:style-name="P2"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5" draw:text-style-name="P2" draw:layer="layout" svg:width="1.383cm" svg:height="1.038cm" svg:x="4.2cm" svg:y="5.557cm">
            <draw:text-box>
              <text:p text:style-name="P2">PC</text:p>
            </draw:text-box>
          </draw:frame>
          <draw:frame draw:style-name="gr6" draw:layer="layout" svg:width="1.806cm" svg:height="1.038cm" svg:x="9.434cm" svg:y="5.556cm">
            <draw:text-box>
              <text:p text:style-name="P2">BSC</text:p>
            </draw:text-box>
          </draw:frame>
          <draw:frame draw:style-name="gr6" draw:layer="layout" svg:width="1.806cm" svg:height="1.038cm" svg:x="15.08cm" svg:y="5.48cm">
            <draw:text-box>
              <text:p text:style-name="P2">UUT</text:p>
            </draw:text-box>
          </draw:frame>
          <draw:custom-shape draw:style-name="gr7" draw:text-style-name="P1" draw:layer="layout" svg:width="3.2cm" svg:height="3.2cm" svg:x="14.44cm" svg:y="9.64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2" draw:layer="layout" svg:width="1.984cm" svg:height="1.038cm" svg:x="15.016cm" svg:y="10.6cm">
            <draw:text-box>
              <text:p text:style-name="P2">PWR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Nimbus Sans L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ario Blunk</meta:initial-creator>
    <meta:creation-date>2008-08-26T14:15:55</meta:creation-date>
    <dc:creator>Mario Blunk</dc:creator>
    <dc:date>2008-08-26T14:27:22</dc:date>
    <dc:language>de-DE</dc:language>
    <meta:editing-cycles>4</meta:editing-cycles>
    <meta:editing-duration>PT11M30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